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75cm" fo:min-width="18.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7.75cm" fo:min-width="4.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13.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4.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4.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.6cm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6cm"/>
    </style:style>
    <style:style style:name="gr10" style:family="graphic" style:parent-style-name="objectwithoutfill">
      <style:graphic-properties draw:stroke="dash"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7.75cm" fo:min-width="13.5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13.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6.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6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0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18.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9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5.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5.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2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9cm" svg:height="2cm" svg:x="6.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6cm" svg:x="6.1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6cm" svg:x="11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cm" svg:height="3cm" svg:x="11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cm" svg:x="15.9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cm" svg:x="15.9cm" svg:y="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1cm" svg:y1="2cm" svg:x2="18.8cm" svg:y2="2cm">
          <text:p/>
        </draw:line>
        <draw:line draw:style-name="gr7" draw:text-style-name="P1" draw:layer="layout" svg:x1="2.1cm" svg:y1="4cm" svg:x2="18.8cm" svg:y2="4cm">
          <text:p/>
        </draw:line>
        <draw:line draw:style-name="gr7" draw:text-style-name="P1" draw:layer="layout" svg:x1="2cm" svg:y1="6cm" svg:x2="18.7cm" svg:y2="6cm">
          <text:p/>
        </draw:line>
        <draw:line draw:style-name="gr7" draw:text-style-name="P1" draw:layer="layout" svg:x1="2cm" svg:y1="8cm" svg:x2="18.7cm" svg:y2="8cm">
          <text:p/>
        </draw:line>
        <draw:custom-shape draw:style-name="gr1" draw:text-style-name="P1" draw:layer="layout" svg:width="19cm" svg:height="8cm" svg:x="1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8cm" svg:x="1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9cm" svg:height="2cm" svg:x="6.1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6cm" svg:x="6.1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6cm" svg:x="11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cm" svg:height="3cm" svg:x="11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cm" svg:x="15.9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cm" svg:x="15.9cm" svg:y="1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cm" svg:y1="10.9cm" svg:x2="8cm" svg:y2="17cm">
          <text:p/>
        </draw:line>
        <draw:line draw:style-name="gr7" draw:text-style-name="P1" draw:layer="layout" svg:x1="13cm" svg:y1="11cm" svg:x2="13cm" svg:y2="17.1cm">
          <text:p/>
        </draw:line>
        <draw:line draw:style-name="gr7" draw:text-style-name="P1" draw:layer="layout" svg:x1="18cm" svg:y1="11cm" svg:x2="18cm" svg:y2="17.1cm">
          <text:p/>
        </draw:line>
        <draw:custom-shape draw:style-name="gr1" draw:text-style-name="P1" draw:layer="layout" svg:width="19cm" svg:height="8cm" svg:x="1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8cm" svg:x="1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9cm" svg:height="2cm" svg:x="6.1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6cm" svg:x="6.1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6cm" svg:x="11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cm" svg:height="3cm" svg:x="11cm" svg:y="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cm" svg:x="15.9cm" svg:y="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cm" svg:x="15.9cm" svg:y="23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cm" svg:y1="22cm" svg:x2="18.1cm" svg:y2="22cm">
          <text:p/>
        </draw:line>
        <draw:line draw:style-name="gr7" draw:text-style-name="P1" draw:layer="layout" svg:x1="8cm" svg:y1="24cm" svg:x2="18.1cm" svg:y2="24cm">
          <text:p/>
        </draw:line>
        <draw:line draw:style-name="gr7" draw:text-style-name="P1" draw:layer="layout" svg:x1="8cm" svg:y1="26cm" svg:x2="18.1cm" svg:y2="26cm">
          <text:p/>
        </draw:line>
        <draw:frame draw:style-name="gr8" draw:text-style-name="P2" draw:layer="layout" svg:width="0.853cm" svg:height="0.962cm" svg:x="1.047cm" svg:y="1.038cm">
          <draw:text-box>
            <text:p>1</text:p>
          </draw:text-box>
        </draw:frame>
        <draw:frame draw:style-name="gr8" draw:text-style-name="P2" draw:layer="layout" svg:width="0.853cm" svg:height="0.962cm" svg:x="1.047cm" svg:y="10.038cm">
          <draw:text-box>
            <text:p>2</text:p>
          </draw:text-box>
        </draw:frame>
        <draw:frame draw:style-name="gr8" draw:text-style-name="P2" draw:layer="layout" svg:width="0.853cm" svg:height="0.962cm" svg:x="1.047cm" svg:y="18.938cm">
          <draw:text-box>
            <text:p>3</text:p>
          </draw:text-box>
        </draw:frame>
        <draw:frame draw:style-name="gr9" draw:text-style-name="P2" draw:layer="layout" svg:width="2.716cm" svg:height="0.962cm" svg:x="1cm" svg:y="27.9cm">
          <draw:text-box>
            <text:p>Beispiel</text:p>
          </draw:text-box>
        </draw:frame>
      </draw:page>
      <draw:page draw:name="page2" draw:style-name="dp1" draw:master-page-name="Standard">
        <draw:custom-shape draw:style-name="gr1" draw:text-style-name="P1" draw:layer="layout" svg:width="19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9cm" svg:height="2cm" svg:x="6.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6cm" svg:x="6.1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6cm" svg:x="11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cm" svg:height="3cm" svg:x="11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cm" svg:x="15.9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cm" svg:x="15.9cm" svg:y="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cm" svg:y1="4cm" svg:x2="12cm" svg:y2="8cm">
          <text:p/>
        </draw:line>
        <draw:line draw:style-name="gr10" draw:text-style-name="P1" draw:layer="layout" svg:x1="15cm" svg:y1="4cm" svg:x2="15cm" svg:y2="8cm">
          <text:p/>
        </draw:line>
        <draw:custom-shape draw:style-name="gr1" draw:text-style-name="P1" draw:layer="layout" svg:width="19cm" svg:height="8cm" svg:x="1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8cm" svg:x="1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9cm" svg:height="2cm" svg:x="6.1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6cm" svg:x="6.1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6cm" svg:x="11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cm" svg:height="3cm" svg:x="11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cm" svg:x="15.9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cm" svg:x="15.9cm" svg:y="1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cm" svg:y1="13cm" svg:x2="17cm" svg:y2="17cm">
          <text:p/>
        </draw:line>
        <draw:line draw:style-name="gr10" draw:text-style-name="P1" draw:layer="layout" svg:x1="19cm" svg:y1="13cm" svg:x2="19cm" svg:y2="17cm">
          <text:p/>
        </draw:line>
        <draw:frame draw:style-name="gr8" draw:text-style-name="P2" draw:layer="layout" svg:width="0.853cm" svg:height="0.962cm" svg:x="1.048cm" svg:y="10.038cm">
          <draw:text-box>
            <text:p>5</text:p>
          </draw:text-box>
        </draw:frame>
        <draw:frame draw:style-name="gr8" draw:text-style-name="P2" draw:layer="layout" svg:width="0.853cm" svg:height="0.962cm" svg:x="1.048cm" svg:y="1.038cm">
          <draw:text-box>
            <text:p>4</text:p>
          </draw:text-box>
        </draw:frame>
      </draw:page>
      <draw:page draw:name="page3" draw:style-name="dp1" draw:master-page-name="Standard">
        <draw:custom-shape draw:style-name="gr1" draw:text-style-name="P1" draw:layer="layout" svg:width="19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4cm" svg:height="8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53cm" svg:height="0.962cm" svg:x="1.047cm" svg:y="1.038cm">
          <draw:text-box>
            <text:p>1</text:p>
          </draw:text-box>
        </draw:frame>
        <draw:custom-shape draw:style-name="gr12" draw:text-style-name="P1" draw:layer="layout" svg:width="14cm" svg:height="2cm" svg:x="1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2cm" svg:x="1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4cm" svg:height="4cm" svg:x="1cm" svg:y="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4cm" svg:height="2cm" svg:x="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8cm" svg:x="1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4cm" svg:height="8cm" svg:x="1cm" svg:y="10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53cm" svg:height="0.962cm" svg:x="1.047cm" svg:y="10.038cm">
          <draw:text-box>
            <text:p>2</text:p>
          </draw:text-box>
        </draw:frame>
        <draw:custom-shape draw:style-name="gr12" draw:text-style-name="P1" draw:layer="layout" svg:width="14cm" svg:height="2cm" svg:x="1cm" svg:y="1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2cm" svg:x="1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4cm" svg:height="4cm" svg:x="1cm" svg:y="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4cm" svg:height="2cm" svg:x="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8cm" svg:x="1cm" svg:y="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4cm" svg:height="8cm" svg:x="1cm" svg:y="1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53cm" svg:height="0.962cm" svg:x="1.047cm" svg:y="19.038cm">
          <draw:text-box>
            <text:p>3</text:p>
          </draw:text-box>
        </draw:frame>
        <draw:custom-shape draw:style-name="gr12" draw:text-style-name="P1" draw:layer="layout" svg:width="14cm" svg:height="2cm" svg:x="1cm" svg:y="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2cm" svg:x="1cm" svg:y="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4cm" svg:height="4cm" svg:x="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4cm" svg:height="2cm" svg:x="1cm" svg:y="23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3.402cm" svg:height="0.962cm" svg:x="0.898cm" svg:y="27.7cm">
          <draw:text-box>
            <text:p>Warmup 1</text:p>
          </draw:text-box>
        </draw:frame>
      </draw:page>
      <draw:page draw:name="page4" draw:style-name="dp1" draw:master-page-name="Standard">
        <draw:custom-shape draw:style-name="gr1" draw:text-style-name="P1" draw:layer="layout" svg:width="19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4cm" svg:height="8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53cm" svg:height="0.962cm" svg:x="1.047cm" svg:y="1.038cm">
          <draw:text-box>
            <text:p>4</text:p>
          </draw:text-box>
        </draw:frame>
        <draw:custom-shape draw:style-name="gr12" draw:text-style-name="P1" draw:layer="layout" svg:width="14cm" svg:height="2cm" svg:x="1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2cm" svg:x="1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4cm" svg:height="4cm" svg:x="1cm" svg:y="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4cm" svg:height="2cm" svg:x="1cm" svg:y="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1" draw:layer="layout" svg:width="19cm" svg:height="8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53cm" svg:height="0.962cm" svg:x="1.047cm" svg:y="1.038cm">
          <draw:text-box>
            <text:p>1</text:p>
          </draw:text-box>
        </draw:frame>
        <draw:custom-shape draw:style-name="gr16" draw:text-style-name="P1" draw:layer="layout" svg:width="19cm" svg:height="4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9.5cm" svg:height="4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cm" svg:height="4cm" svg:x="1cm" svg:y="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cm" svg:height="4cm" svg:x="14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cm" svg:height="2cm" svg:x="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8cm" svg:x="1cm" svg:y="10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53cm" svg:height="0.962cm" svg:x="1.047cm" svg:y="10.038cm">
          <draw:text-box>
            <text:p>2</text:p>
          </draw:text-box>
        </draw:frame>
        <draw:custom-shape draw:style-name="gr16" draw:text-style-name="P1" draw:layer="layout" svg:width="19cm" svg:height="4cm" svg:x="1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9.5cm" svg:height="4cm" svg:x="10.5cm" svg:y="1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cm" svg:height="4cm" svg:x="1cm" svg:y="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cm" svg:height="4cm" svg:x="14cm" svg:y="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cm" svg:height="2cm" svg:x="1cm" svg:y="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cm" svg:height="2cm" svg:x="1cm" svg:y="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cm" svg:height="2cm" svg:x="1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8cm" svg:x="1cm" svg:y="1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53cm" svg:height="0.962cm" svg:x="1.047cm" svg:y="19.038cm">
          <draw:text-box>
            <text:p>3</text:p>
          </draw:text-box>
        </draw:frame>
        <draw:custom-shape draw:style-name="gr16" draw:text-style-name="P1" draw:layer="layout" svg:width="19cm" svg:height="4cm" svg:x="1cm" svg:y="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9.5cm" svg:height="4cm" svg:x="10.5cm" svg:y="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cm" svg:height="4cm" svg:x="1cm" svg:y="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cm" svg:height="4cm" svg:x="14cm" svg:y="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cm" svg:height="2cm" svg:x="1cm" svg:y="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cm" svg:height="2cm" svg:x="1cm" svg:y="25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3.402cm" svg:height="0.962cm" svg:x="0.898cm" svg:y="27.7cm">
          <draw:text-box>
            <text:p>Warmup 2</text:p>
          </draw:text-box>
        </draw:frame>
      </draw:page>
      <draw:page draw:name="page6" draw:style-name="dp1" draw:master-page-name="Standard">
        <draw:custom-shape draw:style-name="gr1" draw:text-style-name="P1" draw:layer="layout" svg:width="19cm" svg:height="8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53cm" svg:height="0.962cm" svg:x="1.047cm" svg:y="1.038cm">
          <draw:text-box>
            <text:p>4</text:p>
          </draw:text-box>
        </draw:frame>
        <draw:custom-shape draw:style-name="gr16" draw:text-style-name="P1" draw:layer="layout" svg:width="19cm" svg:height="4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9.5cm" svg:height="4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cm" svg:height="4cm" svg:x="1cm" svg:y="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cm" svg:height="4cm" svg:x="14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cm" svg:height="2cm" svg:x="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8cm" svg:x="1cm" svg:y="10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53cm" svg:height="0.962cm" svg:x="1.047cm" svg:y="10.038cm">
          <draw:text-box>
            <text:p>5</text:p>
          </draw:text-box>
        </draw:frame>
        <draw:custom-shape draw:style-name="gr16" draw:text-style-name="P1" draw:layer="layout" svg:width="19cm" svg:height="4cm" svg:x="1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9.5cm" svg:height="4cm" svg:x="10.5cm" svg:y="1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cm" svg:height="4cm" svg:x="1cm" svg:y="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cm" svg:height="4cm" svg:x="14cm" svg:y="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cm" svg:height="2cm" svg:x="1cm" svg:y="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cm" svg:height="2cm" svg:x="1cm" svg:y="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cm" svg:height="2cm" svg:x="1cm" svg:y="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12:17:49.182082946</meta:creation-date>
    <meta:generator>LibreOffice/5.1.2.2$Linux_X86_64 LibreOffice_project/10m0$Build-2</meta:generator>
    <dc:date>2016-05-24T12:38:08.507240641</dc:date>
    <meta:editing-duration>PT20M18S</meta:editing-duration>
    <meta:editing-cycles>4</meta:editing-cycles>
    <meta:document-statistic meta:object-count="130"/>
  </office:meta>
</office:document-meta>
</file>